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loext:opacity="100%" style:font-name="Calibri" fo:font-size="10pt" fo:language="fr" fo:country="FR" style:font-size-asian="10pt"/>
    </style:style>
    <style:style style:name="P2" style:family="paragraph" style:parent-style-name="Standard">
      <style:text-properties fo:color="#000000" loext:opacity="100%" style:font-name="Calibri" fo:font-size="10pt" fo:language="fr" fo:country="FR" style:font-size-asian="10pt"/>
    </style:style>
    <style:style style:name="P3" style:family="paragraph" style:parent-style-name="Standard">
      <style:text-properties fo:color="#000000" loext:opacity="100%" style:font-name="Calibri" fo:font-size="10pt" fo:language="fr" fo:country="FR" style:text-underline-style="solid" style:text-underline-width="auto" style:text-underline-color="font-color" officeooo:rsid="00028e78" officeooo:paragraph-rsid="00028e78" style:font-size-asian="10pt"/>
    </style:style>
    <style:style style:name="P4" style:family="paragraph" style:parent-style-name="Standard">
      <style:text-properties fo:color="#000000" loext:opacity="100%" style:font-name="Calibri" fo:font-size="10pt" fo:language="fr" fo:country="FR" style:text-underline-style="solid" style:text-underline-width="auto" style:text-underline-color="font-color" officeooo:rsid="00037ef4" officeooo:paragraph-rsid="00037ef4" style:font-size-asian="10pt"/>
    </style:style>
    <style:style style:name="P5" style:family="paragraph" style:parent-style-name="Standard">
      <style:text-properties fo:color="#000000" loext:opacity="100%" style:font-name="Calibri" fo:font-size="10pt" fo:language="fr" fo:country="FR" style:text-underline-style="solid" style:text-underline-width="auto" style:text-underline-color="font-color" officeooo:rsid="00054452" officeooo:paragraph-rsid="00054452" style:font-size-asian="10pt"/>
    </style:style>
    <style:style style:name="P6" style:family="paragraph" style:parent-style-name="Standard">
      <style:text-properties fo:color="#000000" loext:opacity="100%" style:font-name="Calibri" fo:font-size="10pt" fo:language="fr" fo:country="FR" style:text-underline-style="none" officeooo:rsid="00028e78" officeooo:paragraph-rsid="00028e78" style:font-size-asian="10pt"/>
    </style:style>
    <style:style style:name="P7" style:family="paragraph" style:parent-style-name="Standard">
      <style:text-properties fo:color="#000000" loext:opacity="100%" style:font-name="Calibri" fo:font-size="10pt" fo:language="fr" fo:country="FR" style:text-underline-style="none" officeooo:rsid="00037ef4" officeooo:paragraph-rsid="00037ef4" style:font-size-asian="10pt"/>
    </style:style>
    <style:style style:name="P8" style:family="paragraph" style:parent-style-name="Standard">
      <style:text-properties fo:color="#000000" loext:opacity="100%" style:font-name="Calibri" fo:font-size="10pt" fo:language="fr" fo:country="FR" style:text-underline-style="none" officeooo:rsid="00054452" officeooo:paragraph-rsid="00054452" style:font-size-asian="10pt"/>
    </style:style>
    <style:style style:name="P9" style:family="paragraph" style:parent-style-name="Preformatted_20_Text">
      <style:text-properties fo:color="#000000" loext:opacity="100%" style:font-name="Calibri" fo:font-size="10pt" fo:language="fr" fo:country="FR" style:text-underline-style="none" officeooo:rsid="00054452" officeooo:paragraph-rsid="00054452" style:font-size-asian="10pt"/>
    </style:style>
    <style:style style:name="P10" style:family="paragraph" style:parent-style-name="Preformatted_20_Text">
      <style:text-properties fo:color="#000000" loext:opacity="100%" style:font-name="Calibri" fo:font-size="10pt" fo:language="fr" fo:country="FR" style:text-underline-style="none" officeooo:rsid="00054452" officeooo:paragraph-rsid="000993e8" style:font-size-asian="10pt"/>
    </style:style>
    <style:style style:name="P11" style:family="paragraph" style:parent-style-name="Standard">
      <style:text-properties fo:color="#000000" loext:opacity="100%" style:font-name="Calibri" fo:font-size="10pt" fo:language="fr" fo:country="FR" style:text-underline-style="none" officeooo:rsid="00054452" officeooo:paragraph-rsid="00054452" style:font-size-asian="10pt"/>
    </style:style>
    <style:style style:name="T1" style:family="text">
      <style:text-properties officeooo:rsid="000993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Produit(</text:p>
      <text:p text:style-name="P1"><text:s text:c="3"/>Id_Produit INT AUTO_INCREMENT,</text:p>
      <text:p text:style-name="P1"><text:s text:c="3"/>libelleCourt VARCHAR(50) ,</text:p>
      <text:p text:style-name="P1"><text:s text:c="3"/>libelleLong VARCHAR(150) ,</text:p>
      <text:p text:style-name="P1"><text:s text:c="3"/>referenceFournisseur VARCHAR(30) ,</text:p>
      <text:p text:style-name="P1"><text:s text:c="3"/>Prix DECIMAL(12,2) <text:s/>,</text:p>
      <text:p text:style-name="P1"><text:s text:c="3"/>photo VARCHAR(50) ,</text:p>
      <text:p text:style-name="P1"><text:s text:c="3"/>PRIMARY KEY(Id_Produit)</text:p>
      <text:p text:style-name="P1">);</text:p>
      <text:p text:style-name="P1"/>
      <text:p text:style-name="P1">CREATE TABLE Catalogue(</text:p>
      <text:p text:style-name="P1"><text:s text:c="3"/>Rubrique VARCHAR(50) ,</text:p>
      <text:p text:style-name="P1"><text:s text:c="3"/>PRIMARY KEY(Rubrique)</text:p>
      <text:p text:style-name="P1">);</text:p>
      <text:p text:style-name="P1"/>
      <text:p text:style-name="P1">CREATE TABLE Fournisseur(</text:p>
      <text:p text:style-name="P1"><text:s text:c="3"/>Id_Fournisseur INT AUTO_INCREMENT,</text:p>
      <text:p text:style-name="P1"><text:s text:c="3"/>nom VARCHAR(20) ,</text:p>
      <text:p text:style-name="P1"><text:s text:c="3"/>adresse VARCHAR(50) ,</text:p>
      <text:p text:style-name="P1"><text:s text:c="3"/>contact VARCHAR(50) ,</text:p>
      <text:p text:style-name="P1"><text:s text:c="3"/>PRIMARY KEY(Id_Fournisseur)</text:p>
      <text:p text:style-name="P1">);</text:p>
      <text:p text:style-name="P1"/>
      <text:p text:style-name="P1">CREATE TABLE Client(</text:p>
      <text:p text:style-name="P1"><text:s text:c="3"/>Id_Client INT AUTO_INCREMENT,</text:p>
      <text:p text:style-name="P1"><text:s text:c="3"/>nom VARCHAR(20) ,</text:p>
      <text:p text:style-name="P1"><text:s text:c="3"/>Type VARCHAR(50) ,</text:p>
      <text:p text:style-name="P1"><text:s text:c="3"/>adresseLivraison VARCHAR(50) ,</text:p>
      <text:p text:style-name="P1"><text:s text:c="3"/>adresseFacturation VARCHAR(50) ,</text:p>
      <text:p text:style-name="P1"><text:s text:c="3"/>commercial VARCHAR(50) ,</text:p>
      <text:p text:style-name="P1"><text:s text:c="3"/>coefficientPrix DECIMAL(4,2) <text:s/>,</text:p>
      <text:p text:style-name="P1"><text:s text:c="3"/>reduction DECIMAL(5,2) <text:s/>,</text:p>
      <text:p text:style-name="P1"><text:s text:c="3"/>PRIMARY KEY(Id_Client)</text:p>
      <text:p text:style-name="P1">);</text:p>
      <text:p text:style-name="P1"/>
      <text:p text:style-name="P1">CREATE TABLE Stock(</text:p>
      <text:p text:style-name="P1"><text:s text:c="3"/>Id_Stock INT AUTO_INCREMENT,</text:p>
      <text:p text:style-name="P1"><text:s text:c="3"/>quantite INT,</text:p>
      <text:p text:style-name="P1"><text:s text:c="3"/>PRIMARY KEY(Id_Stock)</text:p>
      <text:p text:style-name="P1">);</text:p>
      <text:p text:style-name="P1"/>
      <text:p text:style-name="P1">CREATE TABLE Archive(</text:p>
      <text:p text:style-name="P1"><text:s text:c="3"/>Id_Archive INT AUTO_INCREMENT,</text:p>
      <text:p text:style-name="P1"><text:s text:c="3"/>Commande VARCHAR(50) ,</text:p>
      <text:p text:style-name="P1"><text:s text:c="3"/>documentAssocié VARCHAR(50) ,</text:p>
      <text:p text:style-name="P1"><text:s text:c="3"/>dateArchivage DATE,</text:p>
      <text:p text:style-name="P1"><text:s text:c="3"/>PRIMARY KEY(Id_Archive)</text:p>
      <text:p text:style-name="P1">);</text:p>
      <text:p text:style-name="P1"/>
      <text:p text:style-name="P1">CREATE TABLE Facture(</text:p>
      <text:p text:style-name="P1"><text:s text:c="3"/>Id_Facture INT AUTO_INCREMENT,</text:p>
      <text:p text:style-name="P1"><text:s text:c="3"/>dateFacturation DATE,</text:p>
      <text:p text:style-name="P1"><text:s text:c="3"/>montantTotal DECIMAL(12,2) <text:s/>,</text:p>
      <text:p text:style-name="P1"><text:s text:c="3"/>modalitéPaiement VARCHAR(50) ,</text:p>
      <text:p text:style-name="P1"><text:s text:c="3"/>PRIMARY KEY(Id_Facture)</text:p>
      <text:p text:style-name="P1">);</text:p>
      <text:p text:style-name="P1"/>
      <text:p text:style-name="P1">CREATE TABLE bonLivraison(</text:p>
      <text:p text:style-name="P1"><text:s text:c="3"/>Id_bonLivraison INT AUTO_INCREMENT,</text:p>
      <text:p text:style-name="P1"><text:s text:c="3"/>dateLivraison DATE,</text:p>
      <text:p text:style-name="P1"><text:s text:c="3"/>Quantité INT,</text:p>
      <text:p text:style-name="P1"><text:s text:c="3"/>produitLivré BOOLEAN,</text:p>
      <text:p text:style-name="P1"><text:soft-page-break/><text:s text:c="3"/>PRIMARY KEY(Id_bonLivraison)</text:p>
      <text:p text:style-name="P1">);</text:p>
      <text:p text:style-name="P1"/>
      <text:p text:style-name="P1">CREATE TABLE sousRubrique(</text:p>
      <text:p text:style-name="P1"><text:s text:c="3"/>nom VARCHAR(50) ,</text:p>
      <text:p text:style-name="P1"><text:s text:c="3"/>Rubrique VARCHAR(50) <text:s/>NOT NULL,</text:p>
      <text:p text:style-name="P1"><text:s text:c="3"/>PRIMARY KEY(nom),</text:p>
      <text:p text:style-name="P1"><text:s text:c="3"/>FOREIGN KEY(Rubrique) REFERENCES Catalogue(Rubrique)</text:p>
      <text:p text:style-name="P1">);</text:p>
      <text:p text:style-name="P1"/>
      <text:p text:style-name="P1">CREATE TABLE Commande(</text:p>
      <text:p text:style-name="P1"><text:s text:c="3"/>Id_Commande INT AUTO_INCREMENT,</text:p>
      <text:p text:style-name="P1"><text:s text:c="3"/>produit VARCHAR(50) ,</text:p>
      <text:p text:style-name="P1"><text:s text:c="3"/>dateCommande DATE,</text:p>
      <text:p text:style-name="P1"><text:s text:c="3"/>adresseLivrison VARCHAR(50) ,</text:p>
      <text:p text:style-name="P1"><text:s text:c="3"/>adresseFacturation VARCHAR(50) ,</text:p>
      <text:p text:style-name="P1"><text:s text:c="3"/>etat VARCHAR(20) ,</text:p>
      <text:p text:style-name="P1"><text:s text:c="3"/>paiement VARCHAR(30) ,</text:p>
      <text:p text:style-name="P1"><text:s text:c="3"/>datePaiement DATE,</text:p>
      <text:p text:style-name="P1"><text:s text:c="3"/>referenceCommande VARCHAR(50) ,</text:p>
      <text:p text:style-name="P1"><text:s text:c="3"/>Id_Archive INT NOT NULL,</text:p>
      <text:p text:style-name="P1"><text:s text:c="3"/>Id_Facture INT NOT NULL,</text:p>
      <text:p text:style-name="P1"><text:s text:c="3"/>Id_bonLivraison INT NOT NULL,</text:p>
      <text:p text:style-name="P1"><text:s text:c="3"/>PRIMARY KEY(Id_Commande),</text:p>
      <text:p text:style-name="P1"><text:s text:c="3"/>FOREIGN KEY(Id_Archive) REFERENCES Archive(Id_Archive),</text:p>
      <text:p text:style-name="P1"><text:s text:c="3"/>FOREIGN KEY(Id_Facture) REFERENCES Facture(Id_Facture),</text:p>
      <text:p text:style-name="P1"><text:s text:c="3"/>FOREIGN KEY(Id_bonLivraison) REFERENCES bonLivraison(Id_bonLivraison)</text:p>
      <text:p text:style-name="P1">);</text:p>
      <text:p text:style-name="P1"/>
      <text:p text:style-name="P1">CREATE TABLE associ(</text:p>
      <text:p text:style-name="P1"><text:s text:c="3"/>Id_Produit INT,</text:p>
      <text:p text:style-name="P1"><text:s text:c="3"/>Id_Stock INT,</text:p>
      <text:p text:style-name="P1"><text:s text:c="3"/>PRIMARY KEY(Id_Produit, Id_Stock),</text:p>
      <text:p text:style-name="P1"><text:s text:c="3"/>FOREIGN KEY(Id_Produit) REFERENCES Produit(Id_Produit),</text:p>
      <text:p text:style-name="P1"><text:s text:c="3"/>FOREIGN KEY(Id_Stock) REFERENCES Stock(Id_Stock)</text:p>
      <text:p text:style-name="P1">);</text:p>
      <text:p text:style-name="P1"/>
      <text:p text:style-name="P1">CREATE TABLE fournit(</text:p>
      <text:p text:style-name="P1"><text:s text:c="3"/>Id_Produit INT,</text:p>
      <text:p text:style-name="P1"><text:s text:c="3"/>Id_Fournisseur INT,</text:p>
      <text:p text:style-name="P1"><text:s text:c="3"/>PRIMARY KEY(Id_Produit, Id_Fournisseur),</text:p>
      <text:p text:style-name="P1"><text:s text:c="3"/>FOREIGN KEY(Id_Produit) REFERENCES Produit(Id_Produit),</text:p>
      <text:p text:style-name="P1"><text:s text:c="3"/>FOREIGN KEY(Id_Fournisseur) REFERENCES Fournisseur(Id_Fournisseur)</text:p>
      <text:p text:style-name="P1">);</text:p>
      <text:p text:style-name="P1"/>
      <text:p text:style-name="P1">CREATE TABLE passe(</text:p>
      <text:p text:style-name="P1"><text:s text:c="3"/>Id_Commande INT,</text:p>
      <text:p text:style-name="P1"><text:s text:c="3"/>Id_Client INT,</text:p>
      <text:p text:style-name="P1"><text:s text:c="3"/>PRIMARY KEY(Id_Commande, Id_Client),</text:p>
      <text:p text:style-name="P1"><text:s text:c="3"/>FOREIGN KEY(Id_Commande) REFERENCES Commande(Id_Commande),</text:p>
      <text:p text:style-name="P1"><text:s text:c="3"/>FOREIGN KEY(Id_Client) REFERENCES Client(Id_Client)</text:p>
      <text:p text:style-name="P1">);</text:p>
      <text:p text:style-name="P1"/>
      <text:p text:style-name="P1">CREATE TABLE choisi(</text:p>
      <text:p text:style-name="P1"><text:s text:c="3"/>Id_Produit INT,</text:p>
      <text:p text:style-name="P1"><text:s text:c="3"/>Id_Client INT,</text:p>
      <text:p text:style-name="P1"><text:s text:c="3"/>PRIMARY KEY(Id_Produit, Id_Client),</text:p>
      <text:p text:style-name="P1"><text:s text:c="3"/>FOREIGN KEY(Id_Produit) REFERENCES Produit(Id_Produit),</text:p>
      <text:p text:style-name="P1"><text:s text:c="3"/>FOREIGN KEY(Id_Client) REFERENCES Client(Id_Client)</text:p>
      <text:p text:style-name="P1">);</text:p>
      <text:p text:style-name="P1"/>
      <text:p text:style-name="P1">CREATE TABLE recupére(</text:p>
      <text:p text:style-name="P1"><text:soft-page-break/><text:s text:c="3"/>Id_Produit INT,</text:p>
      <text:p text:style-name="P1"><text:s text:c="3"/>Id_Commande INT,</text:p>
      <text:p text:style-name="P1"><text:s text:c="3"/>PRIMARY KEY(Id_Produit, Id_Commande),</text:p>
      <text:p text:style-name="P1"><text:s text:c="3"/>FOREIGN KEY(Id_Produit) REFERENCES Produit(Id_Produit),</text:p>
      <text:p text:style-name="P1"><text:s text:c="3"/>FOREIGN KEY(Id_Commande) REFERENCES Commande(Id_Commande)</text:p>
      <text:p text:style-name="P1">);</text:p>
      <text:p text:style-name="P1"/>
      <text:p text:style-name="P1">CREATE TABLE affilé(</text:p>
      <text:p text:style-name="P1"><text:s text:c="3"/>Id_Produit INT,</text:p>
      <text:p text:style-name="P1"><text:s text:c="3"/>nom VARCHAR(50) ,</text:p>
      <text:p text:style-name="P1"><text:s text:c="3"/>PRIMARY KEY(Id_Produit, nom),</text:p>
      <text:p text:style-name="P1"><text:s text:c="3"/>FOREIGN KEY(Id_Produit) REFERENCES Produit(Id_Produit),</text:p>
      <text:p text:style-name="P1"><text:s text:c="3"/>FOREIGN KEY(nom) REFERENCES sousRubrique(nom)</text:p>
      <text:p text:style-name="P2">);</text:p>
      <text:p text:style-name="P2"/>
      <text:p text:style-name="P3">Rubrique :</text:p>
      <text:p text:style-name="P6">INSERT INTO rubrique(nom,images,libelle)</text:p>
      <text:p text:style-name="P6">VALUES ('tortue','tortue.jpeg',"La tortue est un reptile caractérisé par sa carapace, son régime omnivore et son mode de vie aquatique ou terrestre")</text:p>
      <text:p text:style-name="P6"/>
      <text:p text:style-name="P4">sousRubrique :</text:p>
      <text:p text:style-name="P7">UPDATE sousRubrique</text:p>
      <text:p text:style-name="P7">SET libelle = « Grand serpent constrictor non venimeux, souvent trouvé dans les régions tropicales. Les pythons se nourrissent principalement de proies entières. »</text:p>
      <text:p text:style-name="P7">WHERE nom = « python » </text:p>
      <text:p text:style-name="P7"/>
      <text:p text:style-name="P7">INSERT INTO sousRubrique(nom,images,libelle, Id_rubrique)</text:p>
      <text:p text:style-name="P7">VALUES ('caméléons','caméléons.jpeg',"Les caméléons sont des reptiles arboricoles célèbres pour leur capacité à changer de couleur et à projeter leur langue pour capturer leurs proies.",2)</text:p>
      <text:p text:style-name="P7"/>
      <text:p text:style-name="P5">Produit :</text:p>
      <text:p text:style-name="P8">INSERT INTO Produit(libelleCourt,libelleLong,referenceFournisseur,Prix,photo,Id_sousRubrique)</text:p>
      <text:p text:style-name="P8">VALUES ("pantherophis/serpent des blés","Pantherophis est un genre de serpents non venimeux de la famille des Colubridae, comprenant plusieurs espèces populaires en captivité."," FUR-7321-AZC",69,"pantherophis.jpg",1)</text:p>
      <text:p text:style-name="P8"/>
      <text:p text:style-name="P8">INSERT INTO Produit(libelleCourt,libelleLong,referenceFournisseur,Prix,photo,Id_sousRubrique)</text:p>
      <text:p text:style-name="P8">VALUES ('python regius "pastel clown"',"Python regius, connu sous le nom de python royal, est un serpent non venimeux, populaire en captivité pour ses couleurs et sa taille gérable."," FUR-7321-AZC",120,"regius_1.jpg",2)</text:p>
      <text:p text:style-name="P8"/>
      <text:p text:style-name="P8">INSERT INTO Produit(libelleCourt,libelleLong,referenceFournisseur,Prix,photo,Id_sousRubrique)</text:p>
      <text:p text:style-name="P8">VALUES ('Pogona vitticeps agame barbu',"Ces lézards sont les plus sociables en captivité. Il se nourrit de végétaux et des petits animaux comme des invertébrés mais aussi des petits vertébré"," NIS-7321-GTR",149,"pogona_1.jpg",3)</text:p>
      <text:p text:style-name="P8"/>
      <text:p text:style-name="P8">UPDATE Produit</text:p>
      <text:p text:style-name="P8">SET Id_sousRubrique = 4</text:p>
      <text:p text:style-name="P8">WHERE Id_Produit = 7</text:p>
      <text:p text:style-name="P8"/>
      <text:p text:style-name="P10"><text:span text:style-name="Source_20_Text"><text:span text:style-name="T1">Création de backup :</text:span></text:span></text:p>
      <text:p text:style-name="P10"><text:span text:style-name="Source_20_Text">mysql -u admin -p -D filrouge &gt; backup.sql</text:span></text:p>
      <text:p text:style-name="P9"><text:span text:style-name="Source_20_Text"/></text:p>
      <text:p text:style-name="P10"><text:span text:style-name="Source_20_Text"><text:span text:style-name="T1">Restauration de backup :</text:span></text:span></text:p>
      <text:p text:style-name="P9"><text:span text:style-name="Source_20_Text">mysql -u admin -p -D filrouge &lt; backup.sql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4:04:04.369207425</meta:creation-date>
    <dc:date>2024-05-13T16:07:19.975389646</dc:date>
    <meta:editing-duration>PT7H47M4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146" meta:word-count="543" meta:character-count="5121" meta:non-whitespace-character-count="4445"/>
  </office:meta>
</office:document-meta>
</file>